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78f" officeooo:paragraph-rsid="0016078f"/>
    </style:style>
    <style:style style:name="P2" style:family="paragraph" style:parent-style-name="Standard">
      <style:text-properties officeooo:rsid="0017c861" officeooo:paragraph-rsid="0017c861"/>
    </style:style>
    <style:style style:name="P3" style:family="paragraph" style:parent-style-name="Standard" style:list-style-name="L1">
      <style:text-properties officeooo:rsid="0016078f" officeooo:paragraph-rsid="0016078f"/>
    </style:style>
    <style:style style:name="P4" style:family="paragraph" style:parent-style-name="Standard" style:list-style-name="L1">
      <style:text-properties officeooo:rsid="0016d809" officeooo:paragraph-rsid="0016d809"/>
    </style:style>
    <style:style style:name="P5" style:family="paragraph" style:parent-style-name="Standard" style:list-style-name="L1">
      <style:text-properties officeooo:rsid="0017c861" officeooo:paragraph-rsid="0017c861"/>
    </style:style>
    <style:style style:name="P6" style:family="paragraph" style:parent-style-name="Standard" style:list-style-name="L2">
      <style:text-properties officeooo:rsid="0017c861" officeooo:paragraph-rsid="0017c861"/>
    </style:style>
    <style:style style:name="P7" style:family="paragraph" style:parent-style-name="Standard">
      <style:text-properties officeooo:rsid="0017c861" officeooo:paragraph-rsid="0017c861"/>
    </style:style>
    <style:style style:name="P8" style:family="paragraph" style:parent-style-name="Standard" style:list-style-name="L1">
      <style:text-properties officeooo:rsid="00281553" officeooo:paragraph-rsid="00281553"/>
    </style:style>
    <style:style style:name="P9" style:family="paragraph" style:parent-style-name="Standard">
      <style:text-properties officeooo:rsid="00281553" officeooo:paragraph-rsid="00281553"/>
    </style:style>
    <style:style style:name="P10" style:family="paragraph" style:parent-style-name="Standard" style:list-style-name="L3">
      <style:text-properties officeooo:rsid="00281553" officeooo:paragraph-rsid="00281553"/>
    </style:style>
    <style:style style:name="T1" style:family="text">
      <style:text-properties officeooo:rsid="0016d809"/>
    </style:style>
    <style:style style:name="T2" style:family="text">
      <style:text-properties officeooo:rsid="002815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2</text:p>
      <text:p text:style-name="P1"/>
      <text:list xml:id="list927565020" text:style-name="L1">
        <text:list-item>
          <text:p text:style-name="P3">Wendeschleife HST Syburg drehen</text:p>
        </text:list-item>
        <text:list-item>
          <text:p text:style-name="P3">Ampel links → Hagen/Boele</text:p>
        </text:list-item>
        <text:list-item>
          <text:p text:style-name="P3">Ampel Real gerade aus</text:p>
        </text:list-item>
        <text:list-item>
          <text:p text:style-name="P3">Autobahnauffahrt gerade aus</text:p>
        </text:list-item>
        <text:list-item>
          <text:p text:style-name="P3">Kreisel 3. raus → Boele</text:p>
        </text:list-item>
        <text:list-item>
          <text:p text:style-name="P3">Ampel rechts → Markt</text:p>
        </text:list-item>
        <text:list-item>
          <text:p text:style-name="P3">Ampel Links</text:p>
        </text:list-item>
        <text:list-item>
          <text:p text:style-name="P3">Ampel „First Stop“ links</text:p>
        </text:list-item>
        <text:list-item>
          <text:p text:style-name="P3">Ampel HST Loxbaum rechts</text:p>
        </text:list-item>
        <text:list-item>
          <text:p text:style-name="P3">nach HST Boeler Str. <text:span text:style-name="T1">rechts (Polizei/Ampel) → Alleestr.</text:span></text:p>
        </text:list-item>
        <text:list-item>
          <text:p text:style-name="P4">Ende links</text:p>
        </text:list-item>
        <text:list-item>
          <text:p text:style-name="P4">Ampel rechts</text:p>
        </text:list-item>
        <text:list-item>
          <text:p text:style-name="P4">Ampel HST Althagener Brücke rechts</text:p>
        </text:list-item>
        <text:list-item>
          <text:p text:style-name="P8">Sondersignal Schwenke links</text:p>
        </text:list-item>
        <text:list-item>
          <text:p text:style-name="P4">→ HST Theater &amp; Volkspark</text:p>
        </text:list-item>
        <text:list-item>
          <text:p text:style-name="P4">Ampel <text:span text:style-name="T2">HST Volkspark</text:span> rechts → Innenstadt</text:p>
        </text:list-item>
        <text:list-item>
          <text:p text:style-name="P4">Kreisel rechts → Rathaus an der Volme</text:p>
        </text:list-item>
        <text:list-item>
          <text:p text:style-name="P4">Rathaus gerade aus →<text:span text:style-name="T2"> Potthofstraße</text:span></text:p>
        </text:list-item>
        <text:list-item>
          <text:p text:style-name="P4">Ende rechts →<text:span text:style-name="T2"> Märkischer Ring</text:span></text:p>
        </text:list-item>
        <text:list-item>
          <text:p text:style-name="P4">nächste Links → Markt</text:p>
        </text:list-item>
        <text:list-item>
          <text:p text:style-name="P4">nach HST Eilpe Physiomed rechts</text:p>
        </text:list-item>
        <text:list-item>
          <text:p text:style-name="P5">Kreisel ARAL Breckerfeld 1. rechts</text:p>
        </text:list-item>
        <text:list-item>
          <text:p text:style-name="P5">Ende links → HST Teichstr.</text:p>
        </text:list-item>
      </text:list>
      <text:p text:style-name="P2"/>
      <text:p text:style-name="P2">ZURÜCK</text:p>
      <text:p text:style-name="P2"/>
      <text:list xml:id="list1877036026" text:style-name="L2">
        <text:list-item>
          <text:p text:style-name="P6">nach Fußgängerampel, vor HST Teichstr. Rechts</text:p>
        </text:list-item>
        <text:list-item>
          <text:p text:style-name="P6">Kreisel 3. raus</text:p>
        </text:list-item>
        <text:list-item>
          <text:p text:style-name="P6">nach HST Rathaus Ampel rechts → Schul- Sportzentrum</text:p>
        </text:list-item>
        <text:list-item>
          <text:p text:style-name="P6">nach BBH Breckerfeld links</text:p>
        </text:list-item>
        <text:list-item>
          <text:p text:style-name="P6">Kreisel 1. rechts → Zurstraße</text:p>
        </text:list-item>
      </text:list>
      <text:p text:style-name="P2"/>
      <text:p text:style-name="P9">ab HST Markt</text:p>
      <text:p text:style-name="P9"/>
      <text:list xml:id="list4017288189" text:style-name="L3">
        <text:list-item>
          <text:p text:style-name="P10">rechts → Märkischer Ring</text:p>
        </text:list-item>
        <text:list-item>
          <text:p text:style-name="P10">nächste links → Fahrschule → Potthofstraße</text:p>
        </text:list-item>
        <text:list-item>
          <text:p text:style-name="P10">Kreisel 3. → HST Rathaus an der Volme</text:p>
        </text:list-item>
        <text:list-item>
          <text:p text:style-name="P10">Ampel HST Volkspark links</text:p>
        </text:list-item>
        <text:list-item>
          <text:p text:style-name="P10">HST Schwenke rechts → HA BH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53:33.955548289</meta:creation-date>
    <dc:date>2020-05-21T11:14:54.743913207</dc:date>
    <meta:editing-duration>P4DT3H49M40S</meta:editing-duration>
    <meta:editing-cycles>5</meta:editing-cycles>
    <meta:generator>LibreOffice/6.0.7.3$Linux_X86_64 LibreOffice_project/00m0$Build-3</meta:generator>
    <meta:print-date>2020-05-14T21:03:28.197392013</meta:print-date>
    <meta:document-statistic meta:table-count="0" meta:image-count="0" meta:object-count="0" meta:page-count="1" meta:paragraph-count="36" meta:word-count="194" meta:character-count="1002" meta:non-whitespace-character-count="877"/>
  </office:meta>
</office:document-meta>
</file>